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6305555555556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4.30388888888889cm"/>
    </style:style>
    <style:style style:name="co4" style:family="table-column">
      <style:table-column-properties fo:break-before="auto" style:column-width="3.9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3.26319444444444cm"/>
    </style:style>
    <style:style style:name="co7" style:family="table-column">
      <style:table-column-properties fo:break-before="auto" style:column-width="2.75166666666667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Image_1</text:p>
          </table:table-cell>
          <table:table-cell office:value-type="string" table:style-name="ce1">
            <text:p>Image_2</text:p>
          </table:table-cell>
          <table:table-cell office:value-type="string" table:style-name="ce1">
            <text:p>Predicted X</text:p>
          </table:table-cell>
          <table:table-cell office:value-type="string" table:style-name="ce1">
            <text:p>predicted Y</text:p>
          </table:table-cell>
          <table:table-cell office:value-type="string" table:style-name="ce1">
            <text:p>Actual X</text:p>
          </table:table-cell>
          <table:table-cell office:value-type="string" table:style-name="ce1">
            <text:p>Actual Y</text:p>
          </table:table-cell>
          <table:table-cell office:value-type="string" table:style-name="ce1">
            <text:p>clas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20.jpg</text:p>
          </table:table-cell>
          <table:table-cell office:value-type="string" table:style-name="ce1">
            <text:p>0003221.jpg</text:p>
          </table:table-cell>
          <table:table-cell office:value-type="float" office:value="813047.67606557906" table:style-name="ce1">
            <text:p>813047.6761</text:p>
          </table:table-cell>
          <table:table-cell office:value-type="float" office:value="3865391.3228473598" table:style-name="ce1">
            <text:p>3865391.323</text:p>
          </table:table-cell>
          <table:table-cell office:value-type="float" office:value="813043.01627500099" table:style-name="ce1">
            <text:p>813043.0163</text:p>
          </table:table-cell>
          <table:table-cell office:value-type="float" office:value="3865314.41575839" table:style-name="ce1">
            <text:p>3865314.41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21.jpg</text:p>
          </table:table-cell>
          <table:table-cell office:value-type="string" table:style-name="ce1">
            <text:p>0003222.jpg</text:p>
          </table:table-cell>
          <table:table-cell office:value-type="float" office:value="813047.712322557" table:style-name="ce1">
            <text:p>813047.7123</text:p>
          </table:table-cell>
          <table:table-cell office:value-type="float" office:value="3865372.2156718601" table:style-name="ce1">
            <text:p>3865372.216</text:p>
          </table:table-cell>
          <table:table-cell office:value-type="float" office:value="813043.01627500099" table:style-name="ce1">
            <text:p>813043.0163</text:p>
          </table:table-cell>
          <table:table-cell office:value-type="float" office:value="3865314.41575839" table:style-name="ce1">
            <text:p>3865314.41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22.jpg</text:p>
          </table:table-cell>
          <table:table-cell office:value-type="string" table:style-name="ce1">
            <text:p>0003223.jpg</text:p>
          </table:table-cell>
          <table:table-cell office:value-type="float" office:value="813046.72747178096" table:style-name="ce1">
            <text:p>813046.7275</text:p>
          </table:table-cell>
          <table:table-cell office:value-type="float" office:value="3865359.52951616" table:style-name="ce1">
            <text:p>3865359.53</text:p>
          </table:table-cell>
          <table:table-cell office:value-type="float" office:value="813043.01627500099" table:style-name="ce1">
            <text:p>813043.0163</text:p>
          </table:table-cell>
          <table:table-cell office:value-type="float" office:value="3865314.41575839" table:style-name="ce1">
            <text:p>3865314.41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23.jpg</text:p>
          </table:table-cell>
          <table:table-cell office:value-type="string" table:style-name="ce1">
            <text:p>0003224.jpg</text:p>
          </table:table-cell>
          <table:table-cell office:value-type="float" office:value="813045.57390703401" table:style-name="ce1">
            <text:p>813045.5739</text:p>
          </table:table-cell>
          <table:table-cell office:value-type="float" office:value="3865348.39121158" table:style-name="ce1">
            <text:p>3865348.391</text:p>
          </table:table-cell>
          <table:table-cell office:value-type="float" office:value="813043.01627500099" table:style-name="ce1">
            <text:p>813043.0163</text:p>
          </table:table-cell>
          <table:table-cell office:value-type="float" office:value="3865314.41575839" table:style-name="ce1">
            <text:p>3865314.41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24.jpg</text:p>
          </table:table-cell>
          <table:table-cell office:value-type="string" table:style-name="ce1">
            <text:p>0003225.jpg</text:p>
          </table:table-cell>
          <table:table-cell office:value-type="float" office:value="813044.01051857998" table:style-name="ce1">
            <text:p>813044.0105</text:p>
          </table:table-cell>
          <table:table-cell office:value-type="float" office:value="3865338.6402411298" table:style-name="ce1">
            <text:p>3865338.64</text:p>
          </table:table-cell>
          <table:table-cell office:value-type="float" office:value="813043.01627500099" table:style-name="ce1">
            <text:p>813043.0163</text:p>
          </table:table-cell>
          <table:table-cell office:value-type="float" office:value="3865314.41575839" table:style-name="ce1">
            <text:p>3865314.416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0003253.jpg</text:p>
          </table:table-cell>
          <table:table-cell office:value-type="string" table:style-name="ce1">
            <text:p>0003254.jpg</text:p>
          </table:table-cell>
          <table:table-cell office:value-type="float" office:value="812990.35941885598" table:style-name="ce1">
            <text:p>812990.3594</text:p>
          </table:table-cell>
          <table:table-cell office:value-type="float" office:value="3865159.8130302499" table:style-name="ce1">
            <text:p>3865159.813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0003254.jpg</text:p>
          </table:table-cell>
          <table:table-cell office:value-type="string" table:style-name="ce1">
            <text:p>0003255.jpg</text:p>
          </table:table-cell>
          <table:table-cell office:value-type="float" office:value="812992.558037207" table:style-name="ce1">
            <text:p>812992.558</text:p>
          </table:table-cell>
          <table:table-cell office:value-type="float" office:value="3865074.9937418802" table:style-name="ce1">
            <text:p>3865074.994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55.jpg</text:p>
          </table:table-cell>
          <table:table-cell office:value-type="string" table:style-name="ce1">
            <text:p>0003256.jpg</text:p>
          </table:table-cell>
          <table:table-cell office:value-type="float" office:value="812958.67603600002" table:style-name="ce1">
            <text:p>812958.676</text:p>
          </table:table-cell>
          <table:table-cell office:value-type="float" office:value="3865483.9305391" table:style-name="ce1">
            <text:p>3865483.931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56.jpg</text:p>
          </table:table-cell>
          <table:table-cell office:value-type="string" table:style-name="ce1">
            <text:p>0003257.jpg</text:p>
          </table:table-cell>
          <table:table-cell office:value-type="float" office:value="812972.05628615106" table:style-name="ce1">
            <text:p>812972.0563</text:p>
          </table:table-cell>
          <table:table-cell office:value-type="float" office:value="3865244.4693734702" table:style-name="ce1">
            <text:p>3865244.469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57.jpg</text:p>
          </table:table-cell>
          <table:table-cell office:value-type="string" table:style-name="ce1">
            <text:p>0003258.jpg</text:p>
          </table:table-cell>
          <table:table-cell office:value-type="float" office:value="812969.75571671803" table:style-name="ce1">
            <text:p>812969.7557</text:p>
          </table:table-cell>
          <table:table-cell office:value-type="float" office:value="3865224.1223248001" table:style-name="ce1">
            <text:p>3865224.122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58.jpg</text:p>
          </table:table-cell>
          <table:table-cell office:value-type="string" table:style-name="ce1">
            <text:p>0003259.jpg</text:p>
          </table:table-cell>
          <table:table-cell office:value-type="float" office:value="812965.718060271" table:style-name="ce1">
            <text:p>812965.7181</text:p>
          </table:table-cell>
          <table:table-cell office:value-type="float" office:value="3865220.8193537798" table:style-name="ce1">
            <text:p>3865220.819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59.jpg</text:p>
          </table:table-cell>
          <table:table-cell office:value-type="string" table:style-name="ce1">
            <text:p>0003260.jpg</text:p>
          </table:table-cell>
          <table:table-cell office:value-type="float" office:value="812961.95062781102" table:style-name="ce1">
            <text:p>812961.9506</text:p>
          </table:table-cell>
          <table:table-cell office:value-type="float" office:value="3865213.98838556" table:style-name="ce1">
            <text:p>3865213.988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60.jpg</text:p>
          </table:table-cell>
          <table:table-cell office:value-type="string" table:style-name="ce1">
            <text:p>0003261.jpg</text:p>
          </table:table-cell>
          <table:table-cell office:value-type="float" office:value="812954.35673666699" table:style-name="ce1">
            <text:p>812954.3567</text:p>
          </table:table-cell>
          <table:table-cell office:value-type="float" office:value="3865201.191716" table:style-name="ce1">
            <text:p>3865201.192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61.jpg</text:p>
          </table:table-cell>
          <table:table-cell office:value-type="string" table:style-name="ce1">
            <text:p>0003262.jpg</text:p>
          </table:table-cell>
          <table:table-cell office:value-type="float" office:value="812954.436294468" table:style-name="ce1">
            <text:p>812954.4363</text:p>
          </table:table-cell>
          <table:table-cell office:value-type="float" office:value="3865200.6353372298" table:style-name="ce1">
            <text:p>3865200.635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62.jpg</text:p>
          </table:table-cell>
          <table:table-cell office:value-type="string" table:style-name="ce1">
            <text:p>0003263.jpg</text:p>
          </table:table-cell>
          <table:table-cell office:value-type="float" office:value="812950.95430141105" table:style-name="ce1">
            <text:p>812950.9543</text:p>
          </table:table-cell>
          <table:table-cell office:value-type="float" office:value="3865192.2175111398" table:style-name="ce1">
            <text:p>3865192.218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63.jpg</text:p>
          </table:table-cell>
          <table:table-cell office:value-type="string" table:style-name="ce1">
            <text:p>0003264.jpg</text:p>
          </table:table-cell>
          <table:table-cell office:value-type="float" office:value="812946.18601008097" table:style-name="ce1">
            <text:p>812946.186</text:p>
          </table:table-cell>
          <table:table-cell office:value-type="float" office:value="3865190.8451420302" table:style-name="ce1">
            <text:p>3865190.845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64.jpg</text:p>
          </table:table-cell>
          <table:table-cell office:value-type="string" table:style-name="ce1">
            <text:p>0003265.jpg</text:p>
          </table:table-cell>
          <table:table-cell office:value-type="float" office:value="812942.76358143904" table:style-name="ce1">
            <text:p>812942.7636</text:p>
          </table:table-cell>
          <table:table-cell office:value-type="float" office:value="3865181.1056171199" table:style-name="ce1">
            <text:p>3865181.106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65.jpg</text:p>
          </table:table-cell>
          <table:table-cell office:value-type="string" table:style-name="ce1">
            <text:p>0003266.jpg</text:p>
          </table:table-cell>
          <table:table-cell office:value-type="float" office:value="812939.71003014501" table:style-name="ce1">
            <text:p>812939.71</text:p>
          </table:table-cell>
          <table:table-cell office:value-type="float" office:value="3865170.9443742302" table:style-name="ce1">
            <text:p>3865170.944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66.jpg</text:p>
          </table:table-cell>
          <table:table-cell office:value-type="string" table:style-name="ce1">
            <text:p>0003267.jpg</text:p>
          </table:table-cell>
          <table:table-cell office:value-type="float" office:value="812935.81751318998" table:style-name="ce1">
            <text:p>812935.8175</text:p>
          </table:table-cell>
          <table:table-cell office:value-type="float" office:value="3865163.5002103499" table:style-name="ce1">
            <text:p>3865163.5</text:p>
          </table:table-cell>
          <table:table-cell office:value-type="float" office:value="812932.52170332405" table:style-name="ce1">
            <text:p>812932.5217</text:p>
          </table:table-cell>
          <table:table-cell office:value-type="float" office:value="3865146.0897701201" table:style-name="ce1">
            <text:p>3865146.09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69.jpg</text:p>
          </table:table-cell>
          <table:table-cell office:value-type="string" table:style-name="ce1">
            <text:p>0003270.jpg</text:p>
          </table:table-cell>
          <table:table-cell office:value-type="float" office:value="812920.97987390601" table:style-name="ce1">
            <text:p>812920.9799</text:p>
          </table:table-cell>
          <table:table-cell office:value-type="float" office:value="3865252.2969102501" table:style-name="ce1">
            <text:p>3865252.297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70.jpg</text:p>
          </table:table-cell>
          <table:table-cell office:value-type="string" table:style-name="ce1">
            <text:p>0003271.jpg</text:p>
          </table:table-cell>
          <table:table-cell office:value-type="float" office:value="812920.76688390598" table:style-name="ce1">
            <text:p>812920.7669</text:p>
          </table:table-cell>
          <table:table-cell office:value-type="float" office:value="3865205.5632971302" table:style-name="ce1">
            <text:p>3865205.563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71.jpg</text:p>
          </table:table-cell>
          <table:table-cell office:value-type="string" table:style-name="ce1">
            <text:p>0003272.jpg</text:p>
          </table:table-cell>
          <table:table-cell office:value-type="float" office:value="812915.59964330797" table:style-name="ce1">
            <text:p>812915.5996</text:p>
          </table:table-cell>
          <table:table-cell office:value-type="float" office:value="3865213.65834672" table:style-name="ce1">
            <text:p>3865213.658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72.jpg</text:p>
          </table:table-cell>
          <table:table-cell office:value-type="string" table:style-name="ce1">
            <text:p>0003273.jpg</text:p>
          </table:table-cell>
          <table:table-cell office:value-type="float" office:value="812911.458313721" table:style-name="ce1">
            <text:p>812911.4583</text:p>
          </table:table-cell>
          <table:table-cell office:value-type="float" office:value="3865209.8936551102" table:style-name="ce1">
            <text:p>3865209.894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73.jpg</text:p>
          </table:table-cell>
          <table:table-cell office:value-type="string" table:style-name="ce1">
            <text:p>0003274.jpg</text:p>
          </table:table-cell>
          <table:table-cell office:value-type="float" office:value="812911.03973088705" table:style-name="ce1">
            <text:p>812911.0397</text:p>
          </table:table-cell>
          <table:table-cell office:value-type="float" office:value="3865171.83511094" table:style-name="ce1">
            <text:p>3865171.835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74.jpg</text:p>
          </table:table-cell>
          <table:table-cell office:value-type="string" table:style-name="ce1">
            <text:p>0003275.jpg</text:p>
          </table:table-cell>
          <table:table-cell office:value-type="float" office:value="812907.42960832804" table:style-name="ce1">
            <text:p>812907.4296</text:p>
          </table:table-cell>
          <table:table-cell office:value-type="float" office:value="3865162.8928419901" table:style-name="ce1">
            <text:p>3865162.893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75.jpg</text:p>
          </table:table-cell>
          <table:table-cell office:value-type="string" table:style-name="ce1">
            <text:p>0003276.jpg</text:p>
          </table:table-cell>
          <table:table-cell office:value-type="float" office:value="812905.27313451003" table:style-name="ce1">
            <text:p>812905.2731</text:p>
          </table:table-cell>
          <table:table-cell office:value-type="float" office:value="3865143.4224060602" table:style-name="ce1">
            <text:p>3865143.422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76.jpg</text:p>
          </table:table-cell>
          <table:table-cell office:value-type="string" table:style-name="ce1">
            <text:p>0003277.jpg</text:p>
          </table:table-cell>
          <table:table-cell office:value-type="float" office:value="812900.24186738895" table:style-name="ce1">
            <text:p>812900.2419</text:p>
          </table:table-cell>
          <table:table-cell office:value-type="float" office:value="3865144.1227067998" table:style-name="ce1">
            <text:p>3865144.123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77.jpg</text:p>
          </table:table-cell>
          <table:table-cell office:value-type="string" table:style-name="ce1">
            <text:p>0003278.jpg</text:p>
          </table:table-cell>
          <table:table-cell office:value-type="float" office:value="812896.46563592704" table:style-name="ce1">
            <text:p>812896.4656</text:p>
          </table:table-cell>
          <table:table-cell office:value-type="float" office:value="3865136.8768092501" table:style-name="ce1">
            <text:p>3865136.877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78.jpg</text:p>
          </table:table-cell>
          <table:table-cell office:value-type="string" table:style-name="ce1">
            <text:p>0003279.jpg</text:p>
          </table:table-cell>
          <table:table-cell office:value-type="float" office:value="812892.90475225402" table:style-name="ce1">
            <text:p>812892.9048</text:p>
          </table:table-cell>
          <table:table-cell office:value-type="float" office:value="3865128.2084224098" table:style-name="ce1">
            <text:p>3865128.208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003279.jpg</text:p>
          </table:table-cell>
          <table:table-cell office:value-type="string" table:style-name="ce1">
            <text:p>0003280.jpg</text:p>
          </table:table-cell>
          <table:table-cell office:value-type="float" office:value="812889.20057667396" table:style-name="ce1">
            <text:p>812889.2006</text:p>
          </table:table-cell>
          <table:table-cell office:value-type="float" office:value="3865120.0004951102" table:style-name="ce1">
            <text:p>3865120</text:p>
          </table:table-cell>
          <table:table-cell office:value-type="float" office:value="812884.34108526597" table:style-name="ce1">
            <text:p>812884.3411</text:p>
          </table:table-cell>
          <table:table-cell office:value-type="float" office:value="3865098.93189801" table:style-name="ce1">
            <text:p>3865098.932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dc:creator>maram saisiddartha</dc:creator>
    <meta:creation-date>2019-03-22T23:41:54Z</meta:creation-date>
    <dc:date>2019-03-24T17:50:19Z</dc:date>
    <meta:editing-cycles>2</meta:editing-cycles>
    <meta:editing-duration>PT560S</meta:editing-duration>
  </office:meta>
</office:document-meta>
</file>